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17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0.753cm" table:align="left"/>
    </style:style>
    <style:style style:name="Tabela4.A" style:family="table-column">
      <style:table-column-properties style:column-width="10.753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4.312cm" table:align="left"/>
    </style:style>
    <style:style style:name="Tabela5.A" style:family="table-column">
      <style:table-column-properties style:column-width="14.312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3.545cm" table:align="left"/>
    </style:style>
    <style:style style:name="Tabela6.A" style:family="table-column">
      <style:table-column-properties style:column-width="13.545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6.119cm" table:align="left"/>
    </style:style>
    <style:style style:name="Tabela7.A" style:family="table-column">
      <style:table-column-properties style:column-width="6.119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5.556cm" table:align="left"/>
    </style:style>
    <style:style style:name="Tabela8.A" style:family="table-column">
      <style:table-column-properties style:column-width="5.556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1.054cm" table:align="left"/>
    </style:style>
    <style:style style:name="Tabela9.A" style:family="table-column">
      <style:table-column-properties style:column-width="11.054cm"/>
    </style:style>
    <style:style style:name="Tabela9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6">
      <style:paragraph-properties fo:margin-top="0cm" fo:margin-bottom="0cm" loext:contextual-spacing="false"/>
    </style:style>
    <style:style style:name="P22" style:family="paragraph" style:parent-style-name="Text_20_body" style:list-style-name="L7">
      <style:paragraph-properties fo:margin-top="0cm" fo:margin-bottom="0cm" loext:contextual-spacing="false"/>
    </style:style>
    <style:style style:name="P23" style:family="paragraph" style:parent-style-name="Text_20_body" style:list-style-name="L8">
      <style:paragraph-properties fo:margin-top="0cm" fo:margin-bottom="0cm" loext:contextual-spacing="false"/>
    </style:style>
    <style:style style:name="P24" style:family="paragraph" style:parent-style-name="Text_20_body" style:list-style-name="L9">
      <style:paragraph-properties fo:margin-top="0cm" fo:margin-bottom="0cm" loext:contextual-spacing="false"/>
    </style:style>
    <style:style style:name="P25" style:family="paragraph" style:parent-style-name="Text_20_body" style:list-style-name="L10">
      <style:paragraph-properties fo:margin-top="0cm" fo:margin-bottom="0cm" loext:contextual-spacing="false"/>
    </style:style>
    <style:style style:name="P26" style:family="paragraph" style:parent-style-name="Text_20_body" style:list-style-name="L11">
      <style:paragraph-properties fo:margin-top="0cm" fo:margin-bottom="0cm" loext:contextual-spacing="false"/>
    </style:style>
    <style:style style:name="P27" style:family="paragraph" style:parent-style-name="Text_20_body" style:list-style-name="L12">
      <style:paragraph-properties fo:margin-top="0cm" fo:margin-bottom="0cm" loext:contextual-spacing="false"/>
    </style:style>
    <style:style style:name="P28" style:family="paragraph" style:parent-style-name="Text_20_body" style:list-style-name="L13">
      <style:paragraph-properties fo:margin-top="0cm" fo:margin-bottom="0cm" loext:contextual-spacing="false"/>
    </style:style>
    <style:style style:name="P29" style:family="paragraph" style:parent-style-name="Text_20_body" style:list-style-name="L14">
      <style:paragraph-properties fo:margin-top="0cm" fo:margin-bottom="0cm" loext:contextual-spacing="false"/>
    </style:style>
    <style:style style:name="P30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T1" style:family="text">
      <style:text-properties style:text-line-through-style="solid" style:text-line-through-type="singl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enctype="multipart/formdata" form:method="post" form:control-implementation="ooo:com.sun.star.form.component.Form" office:target-frame="target_iframe_dcd0677d-21c7-4f1f-a6d1-7def81205aee" xlink:href="https://forms.hsforms.com/submissions/v3/public/submit/formsnext/multipart/6308375/dcd0677d-21c7-4f1f-a6d1-7def81205aee" xlink:type="simple">
          <form:properties>
            <form:property form:property-name="PropertyChangeNotificationEnabled" office:value-type="boolean" office:boolean-value="true"/>
          </form:properties>
          <form:text form:name="email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apply-filter="true" form:enctype="multipart/formdata" form:method="post" form:control-implementation="ooo:com.sun.star.form.component.Form" office:target-frame="target_iframe_dcd0677d-21c7-4f1f-a6d1-7def81205aee" xlink:href="https://forms.hsforms.com/submissions/v3/public/submit/formsnext/multipart/6308375/dcd0677d-21c7-4f1f-a6d1-7def81205ae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emplos de currículo: confira 10 formatos diferentes!</text:h>
      <text:list xml:id="list358639912" text:style-name="L1">
        <text:list-item>
          <text:p text:style-name="P16">by<text:a xlink:type="simple" xlink:href="https://blog.betrybe.com/author/lucas-martins/" text:style-name="Internet_20_link" text:visited-style-name="Visited_20_Internet_20_Link">Lucas Custódio</text:a></text:p>
        </text:list-item>
        <text:list-item>
          <text:p text:style-name="P1">25 de maio de 2022</text:p>
        </text:list-item>
      </text:list>
      <text:section text:style-name="Sect1" text:name="content">
        <text:p text:style-name="Text_20_body"/>
        <text:section text:style-name="Sect1" text:name="primary">
          <text:p text:style-name="Text_20_body">Atualmente, é bastante simples <text:a xlink:type="simple" xlink:href="https://blog.betrybe.com/carreira/como-fazer-um-curriculo/" text:style-name="Internet_20_link" text:visited-style-name="Visited_20_Internet_20_Link">fazer um currículo</text:a>. Afinal, há diversas ferramentas de edição de texto, imagem e, inclusive, há aplicações que o montam instantaneamente, inclusive <text:a xlink:type="simple" xlink:href="https://blog.betrybe.com/carreira/como-fazer-curriculo-pelo-celular/" text:style-name="Internet_20_link" text:visited-style-name="Visited_20_Internet_20_Link">pelo celular</text:a>. Porém, com tantos formatos diferentes, como saber que estamos fazendo o currículo certo para a vaga desejada? É por essa razão que reunimos exemplos de currículo para que você possa se basear!</text:p>
          <text:p text:style-name="Text_20_body">Logo abaixo, você encontrará um currículo-padrão que servirá de base para a construção de todos os exemplos de currículo diferentes. Em cada tópico, você verá o que se difere do currículo padrão a partir de cada área e como preencher de uma melhor forma esses campos adicionais.</text:p>
          <text:p text:style-name="Text_20_body">Confira os tópicos abordados abaixo:</text:p>
          <text:list xml:id="list1613270422" text:style-name="L2">
            <text:list-item>
              <text:p text:style-name="P17"><text:a xlink:type="simple" xlink:href="https://blog.betrybe.com/carreira/exemplos-de-curriculo-diferentes/#1" text:style-name="Internet_20_link" text:visited-style-name="Visited_20_Internet_20_Link">Exemplo de currículo padrão (modelo)</text:a> </text:p>
            </text:list-item>
            <text:list-item>
              <text:p text:style-name="P17"><text:a xlink:type="simple" xlink:href="https://blog.betrybe.com/carreira/exemplos-de-curriculo-diferentes/#2" text:style-name="Internet_20_link" text:visited-style-name="Visited_20_Internet_20_Link">Exemplo de currículo para empresa ou escritório</text:a> </text:p>
            </text:list-item>
            <text:list-item>
              <text:p text:style-name="P17"><text:a xlink:type="simple" xlink:href="https://blog.betrybe.com/carreira/exemplos-de-curriculo-diferentes/#3" text:style-name="Internet_20_link" text:visited-style-name="Visited_20_Internet_20_Link">Exemplo de currículo para área de TI</text:a> </text:p>
            </text:list-item>
            <text:list-item>
              <text:p text:style-name="P17"><text:a xlink:type="simple" xlink:href="https://blog.betrybe.com/carreira/exemplos-de-curriculo-diferentes/#4" text:style-name="Internet_20_link" text:visited-style-name="Visited_20_Internet_20_Link">Exemplo de currículo para área da educação</text:a> </text:p>
            </text:list-item>
            <text:list-item>
              <text:p text:style-name="P17"><text:a xlink:type="simple" xlink:href="https://blog.betrybe.com/carreira/exemplos-de-curriculo-diferentes/#5" text:style-name="Internet_20_link" text:visited-style-name="Visited_20_Internet_20_Link">Exemplo de currículo para advogado</text:a> </text:p>
            </text:list-item>
            <text:list-item>
              <text:p text:style-name="P17"><text:a xlink:type="simple" xlink:href="https://blog.betrybe.com/carreira/exemplos-de-curriculo-diferentes/#6" text:style-name="Internet_20_link" text:visited-style-name="Visited_20_Internet_20_Link">Exemplo de currículo para área criativa</text:a> </text:p>
            </text:list-item>
            <text:list-item>
              <text:p text:style-name="P17"><text:a xlink:type="simple" xlink:href="https://blog.betrybe.com/carreira/exemplos-de-curriculo-diferentes/#7" text:style-name="Internet_20_link" text:visited-style-name="Visited_20_Internet_20_Link">Exemplo de currículo para Jovem Aprendiz</text:a> </text:p>
            </text:list-item>
            <text:list-item>
              <text:p text:style-name="P17"><text:a xlink:type="simple" xlink:href="https://blog.betrybe.com/carreira/exemplos-de-curriculo-diferentes/#8" text:style-name="Internet_20_link" text:visited-style-name="Visited_20_Internet_20_Link">Exemplo de currículo para Vendedor(Comércio)</text:a> </text:p>
            </text:list-item>
            <text:list-item>
              <text:p text:style-name="P17"><text:a xlink:type="simple" xlink:href="https://blog.betrybe.com/carreira/exemplos-de-curriculo-diferentes/#9" text:style-name="Internet_20_link" text:visited-style-name="Visited_20_Internet_20_Link">Exemplo de currículo para área da Saúde</text:a> </text:p>
            </text:list-item>
            <text:list-item>
              <text:p text:style-name="P17"><text:a xlink:type="simple" xlink:href="https://blog.betrybe.com/carreira/exemplos-de-curriculo-diferentes/#10" text:style-name="Internet_20_link" text:visited-style-name="Visited_20_Internet_20_Link">Exemplo de currículo para primeiro emprego</text:a> </text:p>
            </text:list-item>
            <text:list-item>
              <text:p text:style-name="P2"><text:a xlink:type="simple" xlink:href="https://blog.betrybe.com/carreira/exemplos-de-curriculo-diferentes/#11" text:style-name="Internet_20_link" text:visited-style-name="Visited_20_Internet_20_Link">Exemplo de currículo para quem tem apenas o ensino fundamental completo</text:a> </text:p>
            </text:list-item>
          </text:list>
          <text:p text:style-name="Text_20_body">Boa leitura!</text:p>
          <text:h text:style-name="Heading_20_2" text:outline-level="2"><text:bookmark text:name="1"/>Exemplo de currículo padrão (modelo)</text:h>
          <text:list xml:id="list364181524" text:style-name="L3">
            <text:list-item>
              <text:p text:style-name="P18"><text:span text:style-name="Strong_20_Emphasis">O que é:</text:span> O currículo padrão é aquele que contém todos os campos originais de um currículo e se encaixa — mais ou menos — em todas as áreas. No entanto, é evidente que currículos mais específicos serão mais efetivos ao atentarem-se às demandas da área em questão.</text:p>
            </text:list-item>
            <text:list-item>
              <text:p text:style-name="P3"><text:span text:style-name="Strong_20_Emphasis">Para qual tipo de vaga é efetivo: </text:span>O currículo padrão é bastante útil quando a vaga é para uma profissão que não faz parte de uma subárea específica. Em outras palavras, quando não há exigência técnica ou acadêmica para preenchê-la. Isso inclui pessoas que trabalham no ramo comercial, atendimento a clientes ou serviços gerais. </text:p>
            </text:list-item>
          </text:list>
          <text:p text:style-name="Text_20_body">O currículo padrão é geralmente formado pelos seguintes campos:</text:p>
          <text:list xml:id="list2317961680" text:style-name="L4">
            <text:list-item>
              <text:p text:style-name="P19">Objetivo Profissional;</text:p>
            </text:list-item>
            <text:list-item>
              <text:p text:style-name="P19">Experiência Profissional;</text:p>
            </text:list-item>
            <text:list-item>
              <text:p text:style-name="P19">Formação técnica;</text:p>
            </text:list-item>
            <text:list-item>
              <text:p text:style-name="P19">Formação acadêmica;</text:p>
            </text:list-item>
            <text:list-item>
              <text:p text:style-name="P19"><text:soft-page-break/>Habilidades/ Competências</text:p>
            </text:list-item>
            <text:list-item>
              <text:p text:style-name="P4">Informações Complementares. </text:p>
            </text:list-item>
          </text:list>
          <text:p text:style-name="Text_20_body">Ele tem, no máximo, duas páginas e pode ou não incluir foto. Confira, abaixo, nosso modelo de currículo em PDF — Você pode baixá-lo, caso deseje. </text:p>
          <text:p text:style-name="Text_20_body"><text:bookmark text:name="wp-block-file--media-cec578f0-683c-42aa-9da8-26d2524c5ba9"/><text:a xlink:type="simple" xlink:href="https://u3r3f6s2.rocketcdn.me/wp-content/uploads/2022/04/Curriculo-Modelo.docx.pdf" text:style-name="Internet_20_link" text:visited-style-name="Visited_20_Internet_20_Link">Curriculo-Modelo.docx</text:a><text:a xlink:type="simple" xlink:href="https://u3r3f6s2.rocketcdn.me/wp-content/uploads/2022/04/Curriculo-Modelo.docx.pdf" text:style-name="Internet_20_link" text:visited-style-name="Visited_20_Internet_20_Link">Baixar</text:a></text:p>
          <text:h text:style-name="Heading_20_2" text:outline-level="2"><text:bookmark text:name="2"/>Exemplo de currículo para empresa ou escritório</text:h>
          <text:list xml:id="list559703922" text:style-name="L5">
            <text:list-item>
              <text:p text:style-name="P20"><text:span text:style-name="Strong_20_Emphasis">O que é:</text:span> É um currículo voltado para o ambiente empresarial. O ambiente empresarial costuma ser um pouco mais formal e mais rígido. Por conta disso, a depender da vaga em questão, currículos criativos e mais arrojados poderão não ser tão efetivos. </text:p>
            </text:list-item>
            <text:list-item>
              <text:p text:style-name="P20"><text:span text:style-name="Strong_20_Emphasis">Para qual tipo de vaga é efetivo: </text:span>São vagas voltadas à liderança, gerência ou cargos relacionados. </text:p>
            </text:list-item>
            <text:list-item>
              <text:p text:style-name="P20"><text:span text:style-name="Strong_20_Emphasis">Design: </text:span>Tradicional</text:p>
            </text:list-item>
            <text:list-item>
              <text:p text:style-name="P20"><text:span text:style-name="Strong_20_Emphasis">Tamanho máximo: </text:span>2 páginas</text:p>
            </text:list-item>
            <text:list-item>
              <text:p text:style-name="P20"><text:span text:style-name="Strong_20_Emphasis">O que muda do currículo padrão: </text:span>Aqui quem deve se destacar é o campo de experiência profissional. Logo, deve-se investir bastante nele. Depois, vem o campo de habilidades, seguido por habilidades técnicas. Muitas vezes, para ambientes corporativos, as empresas e habilidades contam mais do que formação acadêmica, logo, não se demore nesse campo. O objetivo profissional deve ser direto. </text:p>
            </text:list-item>
            <text:list-item>
              <text:p text:style-name="P20"><text:span text:style-name="Strong_20_Emphasis">Palavras-chave: </text:span>Liderança – Resultados – Objetivo – Produtividade – Empowerment – Gestão.</text:p>
            </text:list-item>
            <text:list-item>
              <text:p text:style-name="P5"><text:span text:style-name="Strong_20_Emphasis">Exemplo de preenchimento:</text:span></text:p>
            </text:list-item>
          </text:list>
          <table:table table:name="Tabela1" table:style-name="Tabela1">
            <table:table-column table:style-name="Tabela1.A"/>
            <table:table-row table:style-name="TableLine94135443338240">
              <table:table-cell table:style-name="Tabela1.A1" office:value-type="string">
                <text:p text:style-name="Table_20_Contents"><text:span text:style-name="Strong_20_Emphasis">Objetivo profissional:</text:span><text:line-break/>Desenvolver soluções voltadas a objetivos que são orientados a resultados. Trabalhar com uma equipe motivada e engajada que compreende sua função na empresa. <text:line-break/><text:span text:style-name="Strong_20_Emphasis">Habilidades Profissionais:</text:span><text:line-break/>Gestão de pessoas;<text:line-break/>Ágil tomada de decisão;<text:line-break/>Raciocínio Lógico;<text:line-break/>Facilidade para lidar com equipes;<text:line-break/>Comunicação efetiva;<text:line-break/><text:line-break/><text:span text:style-name="Strong_20_Emphasis">Conhecimentos técnicos</text:span><text:line-break/>Treinamento em gestão de pessoas;<text:line-break/>Treinamento em Liderança situacional<text:line-break/>Conhecimentos em Coaching;<text:line-break/>Metodologias ágeis</text:p>
              </table:table-cell>
            </table:table-row>
          </table:table>
          <text:h text:style-name="Heading_20_2" text:outline-level="2"><text:bookmark text:name="3"/>Exemplo de currículo para área de TI</text:h>
          <text:list xml:id="list1929603905" text:style-name="L6">
            <text:list-item>
              <text:p text:style-name="P21"><text:span text:style-name="Strong_20_Emphasis">O que é:</text:span> A área de TI é bastante variada e específica, mas a maioria das vagas terão uma coisa em comum: a tecnologia. Dessa forma, tudo no currículo deve indicar a capacidade de atualizar-se e aprendizado contínuo. </text:p>
            </text:list-item>
            <text:list-item>
              <text:p text:style-name="P21"><text:span text:style-name="Strong_20_Emphasis">Para qual tipo de vaga é efetivo: </text:span>São vagas como desenvolvimento web, desenvolvimento de software, analista de dados, cientista da computação, etc. </text:p>
            </text:list-item>
            <text:list-item>
              <text:p text:style-name="P21"><text:span text:style-name="Strong_20_Emphasis">Design: </text:span>Tradicional, se for uma empresa mais antiga, ou criativo se for uma startup.</text:p>
            </text:list-item>
            <text:list-item>
              <text:p text:style-name="P21"><text:soft-page-break/><text:span text:style-name="Strong_20_Emphasis">Tamanho máximo: </text:span>2-3 páginas</text:p>
            </text:list-item>
            <text:list-item>
              <text:p text:style-name="P21"><text:span text:style-name="Strong_20_Emphasis">O que muda do currículo padrão: </text:span>O que chama atenção de uma pessoa da área de TI é o quanto conhecimento técnico ela tem. Muitas vezes, essas pessoas não precisam ter formação acadêmica se forem excepcionalmente boas e reconhecidas na área em questão. </text:p>
            </text:list-item>
            <text:list-item>
              <text:p text:style-name="P21"><text:span text:style-name="Strong_20_Emphasis">Palavras-chave: </text:span>Tecnologia –<text:span text:style-name="Strong_20_Emphasis"> </text:span>Desenvolvimento – Programação – Usuário – Sistemas – Dados.</text:p>
            </text:list-item>
            <text:list-item>
              <text:p text:style-name="P6"><text:span text:style-name="Strong_20_Emphasis">Exemplo de preenchimento:</text:span></text:p>
            </text:list-item>
          </text:list>
          <table:table table:name="Tabela2" table:style-name="Tabela2">
            <table:table-column table:style-name="Tabela2.A"/>
            <table:table-row table:style-name="TableLine94135443306224">
              <table:table-cell table:style-name="Tabela2.A1" office:value-type="string">
                <text:p text:style-name="Table_20_Contents"><text:span text:style-name="Strong_20_Emphasis">Objetivo profissional:</text:span><text:line-break/>Demonstrar agilidade e proatividade ao apresentar soluções práticas e robustas na área de desenvolvimento. Almeja integrar um time motivado e está disposto a sempre se desafiar para aprender mais com o intuito de se desenvolver e alcançar patamares ainda mais elevados.<text:line-break/><text:line-break/><text:span text:style-name="Strong_20_Emphasis">Habilidades Profissionais:</text:span><text:line-break/>Facilidade em adaptar-se à mudanças;<text:line-break/>Rápida tomada de decisão;<text:line-break/>Pensamento crítico;<text:line-break/>Raciocínio Lógico;<text:line-break/>Inglês fluente;<text:line-break/><text:line-break/><text:span text:style-name="Strong_20_Emphasis">Formação técnica:</text:span><text:line-break/>Curso completo em Python — Concluído em 2011<text:line-break/>Formação em Banco de Dados — Concluído em 2012<text:line-break/>Bootcamp Javascript — Concluído em 2013<text:line-break/>(…)</text:p>
              </table:table-cell>
            </table:table-row>
          </table:table>
          <text:h text:style-name="Heading_20_2" text:outline-level="2"><text:bookmark text:name="4"/>Exemplo de currículo para área da educação</text:h>
          <text:list xml:id="list3561372320" text:style-name="L7">
            <text:list-item>
              <text:p text:style-name="P22"><text:span text:style-name="Strong_20_Emphasis">O que é:</text:span> O currículo para área da educação é voltado para áreas que terão contato humano direto, logo precisa evidenciar comunicação, além de que deve estar diretamente ligado ao acadêmico. </text:p>
            </text:list-item>
            <text:list-item>
              <text:p text:style-name="P22"><text:span text:style-name="Strong_20_Emphasis">Para qual tipo de vaga é efetivo: </text:span>pessoas educadoras, pedagogas, professoras e tutoras. </text:p>
            </text:list-item>
            <text:list-item>
              <text:p text:style-name="P22"><text:span text:style-name="Strong_20_Emphasis">Design: </text:span>Permite um pouco de criatividade, porém na medida certa<text:span text:style-name="Strong_20_Emphasis">. </text:span>Se for para uma instituição universitária, deve ser formal e tradicional. </text:p>
            </text:list-item>
            <text:list-item>
              <text:p text:style-name="P22"><text:span text:style-name="Strong_20_Emphasis">Tamanho máximo: </text:span>2 páginas</text:p>
            </text:list-item>
            <text:list-item>
              <text:p text:style-name="P22"><text:span text:style-name="Strong_20_Emphasis">O que muda do currículo padrão: </text:span>Para a área de educação, habilidades interpessoais e técnicas é um campo que tem sua importância reduzida, assim como o campo de formação técnica deve ser eliminado. O que contará é Experiência profissional, formação acadêmica e informações complementares. Inclusive, pode-se substituir o nome “Informações complementares” para separar em subcategorias, como demonstrado abaixo.</text:p>
            </text:list-item>
            <text:list-item>
              <text:p text:style-name="P22"><text:span text:style-name="Strong_20_Emphasis">Palavras-chave: </text:span>Educação – Preparação – Comunicação – Resolução de Conflitos – Pensamento Crítico – Criatividade – Dinâmico. </text:p>
            </text:list-item>
            <text:list-item>
              <text:p text:style-name="P7"><text:span text:style-name="Strong_20_Emphasis">Exemplo de preenchimento:</text:span></text:p>
            </text:list-item>
          </text:list>
          <table:table table:name="Tabela3" table:style-name="Tabela3">
            <table:table-column table:style-name="Tabela3.A"/>
            <table:table-row table:style-name="TableLine94135443501728">
              <table:table-cell table:style-name="Tabela3.A1" office:value-type="string">
                <text:p text:style-name="Table_20_Contents"><text:span text:style-name="Strong_20_Emphasis"><text:span text:style-name="T1">Informações complementares</text:span></text:span><text:line-break/><text:line-break/><text:span text:style-name="Strong_20_Emphasis">Idiomas</text:span><text:line-break/>Inglês Fluente;<text:line-break/>Espanhol Fluente;<text:line-break/>Francês Intermediário;<text:line-break/><text:soft-page-break/><text:line-break/><text:span text:style-name="Strong_20_Emphasis">Palestras e oficinas:</text:span><text:line-break/>XXXXXXX (Ano)<text:line-break/>XXXXXXX (Ano)<text:line-break/><text:line-break/><text:span text:style-name="Strong_20_Emphasis">Publicações</text:span><text:line-break/>XXXXXXXXX (Inserir todas as informações específicas da publicação em alguma norma técnica, seja ABNT ou Vancouver)</text:p>
              </table:table-cell>
            </table:table-row>
          </table:table>
          <text:h text:style-name="Heading_20_2" text:outline-level="2"><text:bookmark text:name="5"/>Exemplo de currículo para advogado</text:h>
          <text:list xml:id="list1296013080" text:style-name="L8">
            <text:list-item>
              <text:p text:style-name="P23"><text:span text:style-name="Strong_20_Emphasis">O que é:</text:span> Currículo para pessoas que trabalham com legislação, especialmente advogados e advogadas. </text:p>
            </text:list-item>
            <text:list-item>
              <text:p text:style-name="P23"><text:span text:style-name="Strong_20_Emphasis">Para qual tipo de vaga é efetivo: </text:span>advogados e advogadas. </text:p>
            </text:list-item>
            <text:list-item>
              <text:p text:style-name="P23"><text:span text:style-name="Strong_20_Emphasis">Design: </text:span>tradicional</text:p>
            </text:list-item>
            <text:list-item>
              <text:p text:style-name="P23"><text:span text:style-name="Strong_20_Emphasis">Tamanho máximo: </text:span>1-2 páginas</text:p>
            </text:list-item>
            <text:list-item>
              <text:p text:style-name="P23"><text:span text:style-name="Strong_20_Emphasis">O que muda do currículo padrão: </text:span>Uma pessoa advogada, assim como uma pessoa educadora, tem boa parte do peso do seu currículo amparado na formação acadêmica. No entanto, o maior peso do currículo vai para a experiência. Logo, essa seção deve ser mais evidenciada que as demais.</text:p>
            </text:list-item>
            <text:list-item>
              <text:p text:style-name="P23"><text:span text:style-name="Strong_20_Emphasis">Palavras-chave: </text:span>Negociação – Apelo – Jurisprudência – Moratória – Organização.</text:p>
            </text:list-item>
            <text:list-item>
              <text:p text:style-name="P8"><text:span text:style-name="Strong_20_Emphasis">Exemplo de preenchimento: </text:span>Segue o padrão, porém, evidenciando cada pequeno trabalho, estágio ou experiência. </text:p>
            </text:list-item>
          </text:list>
          <text:h text:style-name="Heading_20_2" text:outline-level="2"><text:bookmark text:name="6"/>Exemplo de currículo para área criativa</text:h>
          <text:list xml:id="list305340853" text:style-name="L9">
            <text:list-item>
              <text:p text:style-name="P24"><text:span text:style-name="Strong_20_Emphasis">O que é:</text:span> São currículos que se destinam a vagas que têm como foco a criatividade. </text:p>
            </text:list-item>
            <text:list-item>
              <text:p text:style-name="P24"><text:span text:style-name="Strong_20_Emphasis">Para qual tipo de vaga é efetivo: </text:span>web designers, UX design, Branding. </text:p>
            </text:list-item>
            <text:list-item>
              <text:p text:style-name="P24"><text:span text:style-name="Strong_20_Emphasis">Design: </text:span>criativo</text:p>
            </text:list-item>
            <text:list-item>
              <text:p text:style-name="P24"><text:span text:style-name="Strong_20_Emphasis">Tamanho máximo: </text:span>1-2 páginas</text:p>
            </text:list-item>
            <text:list-item>
              <text:p text:style-name="P24"><text:span text:style-name="Strong_20_Emphasis">O que muda do currículo padrão: </text:span>Para uma pessoa da área criativa, o que conta mais são as habilidades técnicas e a formação técnica. Desse modo, isso deve se sobressair mais. Adicionalmente, deve haver um <text:a xlink:type="simple" xlink:href="https://blog.betrybe.com/carreira/portfolio-como-criar/" text:style-name="Internet_20_link" text:visited-style-name="Visited_20_Internet_20_Link">portfólio</text:a> que complemente o currículo. O currículo pode ser apresentado de uma forma mais criativa e desconstruída, que representa a criatividade e originalidade da pessoa em questão. </text:p>
            </text:list-item>
            <text:list-item>
              <text:p text:style-name="P24"><text:span text:style-name="Strong_20_Emphasis">Palavras-chave: </text:span>Design – Cores – Imagem – Tratamento – Criatividade – Atenção.</text:p>
            </text:list-item>
            <text:list-item>
              <text:p text:style-name="P9"><text:span text:style-name="Strong_20_Emphasis">Exemplo de preenchimento: </text:span></text:p>
            </text:list-item>
          </text:list>
          <table:table table:name="Tabela4" table:style-name="Tabela4">
            <table:table-column table:style-name="Tabela4.A"/>
            <table:table-row table:style-name="TableLine94135443500448">
              <table:table-cell table:style-name="Tabela4.A1" office:value-type="string">
                <text:p text:style-name="Table_20_Contents"><text:span text:style-name="Strong_20_Emphasis">Habilidades Profissionais:</text:span><text:line-break/>Tomada de decisão;<text:line-break/>Colaboração;<text:line-break/>Pensamento crítico;<text:line-break/>Raciocínio Lógico;<text:line-break/><text:line-break/><text:span text:style-name="Strong_20_Emphasis">Formação técnica:</text:span><text:line-break/>Curso completo em Photoshop (Ano início – Ano Conclusão)<text:line-break/>Curso de Corel Draw (Ano início – Ano Conclusão)<text:line-break/>Formação em Design Thinking (Ano início – Ano Conclusão)<text:line-break/>(…)</text:p>
              </table:table-cell>
            </table:table-row>
          </table:table>
          <text:section text:style-name="Sect1" text:name="trybe-newsletter-container">
            <text:p text:style-name="P15"><text:soft-page-break/>Newsletter da Trybe</text:p>
            <text:p text:style-name="Text_20_body"><text:bookmark text:name="email-dcd0677d-21c7-4f1f-a6d1-7def81205aee"/><draw:control text:anchor-type="as-char" draw:z-index="0" draw:name="Forma1" draw:style-name="gr1" draw:text-style-name="P30" svg:width="4.393cm" svg:height="0.662cm" draw:control="control1"/></text:p>
          </text:section>
        </text:section>
      </text:section>
      <text:section text:style-name="Sect1" text:name="Seção1">
        <text:p text:style-name="Text_20_body"><text:bookmark text:name="trybe-newsletter-container"/></text:p>
      </text:section>
      <text:h text:style-name="Heading_20_2" text:outline-level="2"><text:bookmark text:name="7"/>Exemplo de currículo para Jovem Aprendiz</text:h>
      <text:list xml:id="list1241407637" text:style-name="L10">
        <text:list-item>
          <text:p text:style-name="P25"><text:span text:style-name="Strong_20_Emphasis">O que é:</text:span> Jovem Aprendiz é um programa amparado legalmente que diz que as empresas devem contratar jovens de 14 a 24 anos como aprendizes. </text:p>
        </text:list-item>
        <text:list-item>
          <text:p text:style-name="P25"><text:span text:style-name="Strong_20_Emphasis">Para qual tipo de vaga é efetivo: </text:span>para as destinadas à jovens aprendizes. </text:p>
        </text:list-item>
        <text:list-item>
          <text:p text:style-name="P25"><text:span text:style-name="Strong_20_Emphasis">Design: </text:span>tradicional </text:p>
        </text:list-item>
        <text:list-item>
          <text:p text:style-name="P25"><text:span text:style-name="Strong_20_Emphasis">Tamanho máximo: </text:span>1 página</text:p>
        </text:list-item>
        <text:list-item>
          <text:p text:style-name="P25"><text:span text:style-name="Strong_20_Emphasis">O que muda do currículo padrão: </text:span>Normalmente, a pessoa Jovem aprendiz é aquela que está iniciando no mundo do trabalho. Assim, há pouca ou nenhuma experiência profissional para colocar. Logo deve focar nas habilidades e formação acadêmica. </text:p>
        </text:list-item>
        <text:list-item>
          <text:p text:style-name="P25"><text:span text:style-name="Strong_20_Emphasis">Palavras-chave: </text:span>Aprendizagem – Esforço – Dedicação – Facilidade. </text:p>
        </text:list-item>
        <text:list-item>
          <text:p text:style-name="P10"><text:span text:style-name="Strong_20_Emphasis">Exemplo de preenchimento:</text:span></text:p>
        </text:list-item>
      </text:list>
      <table:table table:name="Tabela5" table:style-name="Tabela5">
        <table:table-column table:style-name="Tabela5.A"/>
        <table:table-row table:style-name="TableLine94135444018720">
          <table:table-cell table:style-name="Tabela5.A1" office:value-type="string">
            <text:p text:style-name="Table_20_Contents"><text:span text:style-name="Strong_20_Emphasis">Formação acadêmica:</text:span><text:line-break/>Ensino Médio/Fundamental — Escola XX de XX (Em andamento) ou (Finalizado)<text:line-break/>Ano de conclusão ou Projeção<text:line-break/><text:line-break/>Técnico — Curso técnico XX<text:line-break/>Ano de conclusão ou Projeção<text:line-break/><text:line-break/><text:span text:style-name="Strong_20_Emphasis">Habilidades e Competências:</text:span><text:line-break/>Rápida aprendizagem;<text:line-break/>Facilidade com números;<text:line-break/>Raciocínio Lógico;<text:line-break/>Colaboração;</text:p>
          </table:table-cell>
        </table:table-row>
      </table:table>
      <text:h text:style-name="Heading_20_2" text:outline-level="2"><text:bookmark text:name="8"/>Exemplo de currículo para Vendedor (Comércio)</text:h>
      <text:list xml:id="list3717120357" text:style-name="L11">
        <text:list-item>
          <text:p text:style-name="P26"><text:span text:style-name="Strong_20_Emphasis">O que é:</text:span> Focado para pessoas que querem trabalhar com atenção ao cliente e vendas. Deve ressaltar habilidades de Persuasão. </text:p>
        </text:list-item>
        <text:list-item>
          <text:p text:style-name="P26"><text:span text:style-name="Strong_20_Emphasis">Para qual tipo de vaga é efetivo: </text:span>vendedor/vendedora ou atendentes de comércio.</text:p>
        </text:list-item>
        <text:list-item>
          <text:p text:style-name="P26"><text:span text:style-name="Strong_20_Emphasis">Design: </text:span>tradicional</text:p>
        </text:list-item>
        <text:list-item>
          <text:p text:style-name="P26"><text:span text:style-name="Strong_20_Emphasis">Tamanho máximo: </text:span>1 página</text:p>
        </text:list-item>
        <text:list-item>
          <text:p text:style-name="P26"><text:span text:style-name="Strong_20_Emphasis">O que muda do currículo padrão: </text:span>Para vendas, conhecimentos técnicos e formação acadêmica acaba ficando em segundo plano. O importante para essa posição são as soft skills — ou habilidade interpessoais. Logo, isso deve ser destacado juntamente com a experiência profissional prévia. Colocar resultados. </text:p>
        </text:list-item>
        <text:list-item>
          <text:p text:style-name="P26"><text:span text:style-name="Strong_20_Emphasis">Palavras-chave: </text:span>Empatia – Persuasão – Cliente – Atenção – Vendas – Meta – Aumento.  </text:p>
        </text:list-item>
        <text:list-item>
          <text:p text:style-name="P11"><text:span text:style-name="Strong_20_Emphasis">Exemplo de preenchimento: </text:span></text:p>
        </text:list-item>
      </text:list>
      <table:table table:name="Tabela6" table:style-name="Tabela6">
        <table:table-column table:style-name="Tabela6.A"/>
        <table:table-row table:style-name="TableLine94135444081872">
          <table:table-cell table:style-name="Tabela6.A1" office:value-type="string">
            <text:p text:style-name="Table_20_Contents"><text:span text:style-name="Strong_20_Emphasis">Experiência profissional<text:line-break/></text:span>Empresa XX – Cidade.<text:line-break/>Ano entrada – Ano saída.<text:line-break/>Reconhecimento por atingir a meta de vendas em mais de três meses seguidos;<text:line-break/>Elaboração de Relatórios;<text:line-break/><text:soft-page-break/>Aumento nas vendas de 20%<text:line-break/><text:line-break/><text:span text:style-name="Strong_20_Emphasis">Habilidades</text:span><text:line-break/>Alta capacidade de persuasão;<text:line-break/>Determinação;<text:line-break/>Automotivação;<text:line-break/>Colaboração;<text:line-break/>Facilidade para liderança;</text:p>
          </table:table-cell>
        </table:table-row>
      </table:table>
      <text:h text:style-name="Heading_20_2" text:outline-level="2"><text:bookmark text:name="9"/>Exemplo de currículo para área da Saúde</text:h>
      <text:list xml:id="list1771270892" text:style-name="L12">
        <text:list-item>
          <text:p text:style-name="P27"><text:span text:style-name="Strong_20_Emphasis">O que é:</text:span> O currículo para área da saúde é um currículo misto, em que deve-se expor tanto as experiências prévias, quanto os conhecimentos acadêmicos. </text:p>
        </text:list-item>
        <text:list-item>
          <text:p text:style-name="P27"><text:span text:style-name="Strong_20_Emphasis">Para qual tipo de vaga é efetivo: </text:span>pessoas médicas, enfermeiras, etc. </text:p>
        </text:list-item>
        <text:list-item>
          <text:p text:style-name="P27"><text:span text:style-name="Strong_20_Emphasis">Design: </text:span>simples e tradicional</text:p>
        </text:list-item>
        <text:list-item>
          <text:p text:style-name="P27"><text:span text:style-name="Strong_20_Emphasis">Tamanho máximo: </text:span>2 páginas</text:p>
        </text:list-item>
        <text:list-item>
          <text:p text:style-name="P27"><text:span text:style-name="Strong_20_Emphasis">O que muda do currículo padrão: </text:span>Como a área da saúde é bastante específica, habilidades interpessoais e técnicas acabam não tendo muito foco. O currículo da pessoa profissional da saúde deve focar na experiência profissional e acadêmica, demonstrando cada etapa da aprendizagem da pessoa. </text:p>
        </text:list-item>
        <text:list-item>
          <text:p text:style-name="P27"><text:span text:style-name="Strong_20_Emphasis">Palavras-chave: </text:span>Especialista – Primeiros Socorros – Hospitalar – Implicação – Residente – Terapia – Vacina.<text:span text:style-name="Strong_20_Emphasis"> </text:span></text:p>
        </text:list-item>
        <text:list-item>
          <text:p text:style-name="P12"><text:span text:style-name="Strong_20_Emphasis">Exemplo de preenchimento:</text:span></text:p>
        </text:list-item>
      </text:list>
      <table:table table:name="Tabela7" table:style-name="Tabela7">
        <table:table-column table:style-name="Tabela7.A"/>
        <table:table-row table:style-name="TableLine94135444131712">
          <table:table-cell table:style-name="Tabela7.A1" office:value-type="string">
            <text:p text:style-name="Table_20_Contents"><text:span text:style-name="Strong_20_Emphasis">Formação acadêmica</text:span><text:line-break/>UniXX — Cidade.<text:line-break/>Ano de início – Ano de Conclusão<text:line-break/><text:line-break/><text:span text:style-name="Strong_20_Emphasis">Pesquisas:</text:span><text:line-break/>XXXXXXXX – UniXX<text:line-break/><text:line-break/><text:span text:style-name="Strong_20_Emphasis">Congressos e Seminários:</text:span><text:line-break/>XXXXXXXX – Ano</text:p>
          </table:table-cell>
        </table:table-row>
      </table:table>
      <text:h text:style-name="Heading_20_2" text:outline-level="2"><text:bookmark text:name="10"/>Exemplo de currículo para primeiro emprego</text:h>
      <text:list xml:id="list3595130339" text:style-name="L13">
        <text:list-item>
          <text:p text:style-name="P28"><text:span text:style-name="Strong_20_Emphasis">O que é:</text:span> Semelhante ao de “Jovem Aprendiz”, o currículo para primeiro emprego também não dispõe de experiência profissional abundante. </text:p>
        </text:list-item>
        <text:list-item>
          <text:p text:style-name="P28"><text:span text:style-name="Strong_20_Emphasis">Para qual tipo de vaga é efetivo: </text:span>para pessoas que saíram de sua formação acadêmica e buscam inserir-se no mercado de trabalho. </text:p>
        </text:list-item>
        <text:list-item>
          <text:p text:style-name="P28"><text:span text:style-name="Strong_20_Emphasis">Design: </text:span>Depende da área de atuação.<text:span text:style-name="Strong_20_Emphasis"> </text:span></text:p>
        </text:list-item>
        <text:list-item>
          <text:p text:style-name="P28"><text:span text:style-name="Strong_20_Emphasis">Tamanho máximo: </text:span>1 página</text:p>
        </text:list-item>
        <text:list-item>
          <text:p text:style-name="P28"><text:span text:style-name="Strong_20_Emphasis">O que muda do currículo padrão: </text:span>A pessoa que não tem experiência profissional e está buscando emprego deve jogar com suas peças mais fortes: o conhecimento acadêmico. Dessa forma, qualquer projeto ou conquista que tenha sido relevante no ensino médio ou universidade pode ser utilizado em prol de demonstrar suas habilidades.</text:p>
        </text:list-item>
        <text:list-item>
          <text:p text:style-name="P28"><text:span text:style-name="Strong_20_Emphasis">Palavras-chave: </text:span>Dedicação – Determinação – Aprender – Ganhar Experiência – Desenvolver. </text:p>
        </text:list-item>
        <text:list-item>
          <text:p text:style-name="P13"><text:span text:style-name="Strong_20_Emphasis">Exemplo de preenchimento: </text:span></text:p>
        </text:list-item>
      </text:list>
      <table:table table:name="Tabela8" table:style-name="Tabela8">
        <table:table-column table:style-name="Tabela8.A"/>
        <text:soft-page-break/>
        <table:table-row table:style-name="TableLine94135444149104">
          <table:table-cell table:style-name="Tabela8.A1" office:value-type="string">
            <text:p text:style-name="Table_20_Contents"><text:span text:style-name="Strong_20_Emphasis">Atividades Extracurriculares</text:span><text:line-break/>XXXXXXXX (Ano)<text:line-break/>YYYYYYYY (Ano)<text:line-break/>Intercâmbio (Ano)<text:line-break/><text:line-break/><text:span text:style-name="Strong_20_Emphasis">Idiomas</text:span><text:line-break/>Inglês – Fluente<text:line-break/>Espanhol – Intermediário<text:line-break/><text:line-break/><text:span text:style-name="Strong_20_Emphasis">Projetos</text:span><text:line-break/>XXXXXXXX (Ano)<text:line-break/><text:line-break/><text:span text:style-name="Strong_20_Emphasis">Pesquisas</text:span><text:line-break/>ZZZZZZZZZZ (Ano)</text:p>
          </table:table-cell>
        </table:table-row>
      </table:table>
      <text:h text:style-name="Heading_20_2" text:outline-level="2"><text:bookmark text:name="11"/>Exemplo de currículo para quem tem apenas o ensino fundamental completo</text:h>
      <text:list xml:id="list3933316908" text:style-name="L14">
        <text:list-item>
          <text:p text:style-name="P29"><text:span text:style-name="Strong_20_Emphasis">O que é:</text:span> Esse currículo foca em pessoas que estão cursando ou ainda não concluíram o ensino médio. Normalmente, podem incluir tanto pessoas com experiência profissional quanto sem. </text:p>
        </text:list-item>
        <text:list-item>
          <text:p text:style-name="P29"><text:span text:style-name="Strong_20_Emphasis">Para qual tipo de vaga é efetivo: </text:span>Para vagas que independem de formação acadêmica</text:p>
        </text:list-item>
        <text:list-item>
          <text:p text:style-name="P29"><text:span text:style-name="Strong_20_Emphasis">Design: </text:span>tradicional</text:p>
        </text:list-item>
        <text:list-item>
          <text:p text:style-name="P29"><text:span text:style-name="Strong_20_Emphasis">Tamanho máximo: </text:span>1 página</text:p>
        </text:list-item>
        <text:list-item>
          <text:p text:style-name="P29"><text:span text:style-name="Strong_20_Emphasis">O que muda do currículo padrão: </text:span>A parte de formação acadêmica terá algumas mudanças. Deverá indicar em qual escola o ensino fundamental foi concluído e em que ano. Se estiver cursando ensino médio, colocar data de previsão. O foco deverá ser em experiências profissionais prévias e habilidades técnicas conseguidas.</text:p>
        </text:list-item>
        <text:list-item>
          <text:p text:style-name="P29"><text:span text:style-name="Strong_20_Emphasis">Palavras-chave: </text:span>Experiência – Empenho – Objetivos – Aprendizado – Determinação.</text:p>
        </text:list-item>
        <text:list-item>
          <text:p text:style-name="P14"><text:span text:style-name="Strong_20_Emphasis">Exemplo de preenchimento:</text:span></text:p>
        </text:list-item>
      </text:list>
      <table:table table:name="Tabela9" table:style-name="Tabela9">
        <table:table-column table:style-name="Tabela9.A"/>
        <table:table-row table:style-name="TableLine94135444182768">
          <table:table-cell table:style-name="Tabela9.A1" office:value-type="string">
            <text:p text:style-name="Table_20_Contents"><text:span text:style-name="Strong_20_Emphasis">Formação acadêmica</text:span><text:line-break/>Ensino Fundamental — Escola XXX<text:line-break/>Ano de conclusão<text:line-break/><text:line-break/>Ensino Médio — Escola YYY<text:line-break/>Projeção de conclusão<text:line-break/><text:line-break/><text:span text:style-name="Strong_20_Emphasis">Formação técnica</text:span><text:line-break/>Curso Profissionalizante XX (ano de início – ano de conclusão)<text:line-break/><text:line-break/><text:span text:style-name="Strong_20_Emphasis">Experiência profissional</text:span><text:line-break/>Empresa XX – Cidade.<text:line-break/>Ano inicial – ano final<text:line-break/>Descrever tarefas colocando ênfase no que foi aprendido. </text:p>
          </table:table-cell>
        </table:table-row>
      </table:table>
      <text:p text:style-name="Text_20_body">Além desses existem muitos outros formatos e exemplos de currículos, assim como há uma variedade de vagas disponíveis por aí. O segredo é colocar-se no lugar das pessoas recrutadoras para pensar o que elas gostariam de ler em um currículos e adaptá-los para fazê-los o mais efetivos possível. </text:p>
      <text:p text:style-name="Text_20_body"><text:soft-page-break/>Agora que você já conhece todos esses currículos, <text:a xlink:type="simple" xlink:href="https://blog.betrybe.com/carreira/informacoes-complementares-curriculo/" text:style-name="Internet_20_link" text:visited-style-name="Visited_20_Internet_20_Link">que tal conhecer um pouco sobre como preencher o campo “informações Complementares”, tão importante mas que poucas pessoas sabem como fazê-lo</text:a>?</text:p>
      <text:p text:style-name="Standard"><text:a xlink:type="simple" xlink:href="https://blog.betrybe.com/carreira/exemplos-de-curriculo-diferentes/#11" text:style-name="Internet_20_link" text:visited-style-name="Visited_20_Internet_20_Link">https://blog.betrybe.com/carreira/exemplos-de-curriculo-diferentes/#11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31:10.777037620</meta:creation-date>
    <dc:date>2022-06-06T14:31:36.028984763</dc:date>
    <meta:editing-duration>PT26S</meta:editing-duration>
    <meta:editing-cycles>1</meta:editing-cycles>
    <meta:document-statistic meta:table-count="9" meta:image-count="0" meta:object-count="0" meta:page-count="8" meta:paragraph-count="124" meta:word-count="2070" meta:character-count="13741" meta:non-whitespace-character-count="11740"/>
    <meta:generator>LibreOffice/6.4.7.2$Linux_X86_64 LibreOffice_project/40$Build-2</meta:generator>
  </office:meta>
</office:document-meta>
</file>